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10b87f" officeooo:paragraph-rsid="0010b87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b87f" officeooo:paragraph-rsid="0010b87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10b87f" officeooo:paragraph-rsid="0010b87f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10b87f" officeooo:paragraph-rsid="0010b87f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ilho do Deus Vivo</text:span><text:tab/><text:span text:style-name="T1">Nívea Soares<text:tab/></text:span><text:span text:style-name="T2">[ <text:s text:c="2"/>]</text:span></text:p>
      <text:p text:style-name="P3">Verbo vivo viveu entre nós</text:p>
      <text:p text:style-name="P3">Filho do homem, filho de Deus</text:p>
      <text:p text:style-name="P3">Curando os enfermos, livrando os cativos</text:p>
      <text:p text:style-name="P3">Era chegado o reino de Deus</text:p>
      <text:p text:style-name="P3"/>
      <text:p text:style-name="P3">Foi humilhado, crucificado</text:p>
      <text:p text:style-name="P3">Tão rejeitado pelos seus</text:p>
      <text:p text:style-name="P3">Ressuscitado, glorificado</text:p>
      <text:p text:style-name="P3">O inferno e a morte venceu</text:p>
      <text:p text:style-name="P3"/>
      <text:p text:style-name="P3">E agora quem dizem que Tu és</text:p>
      <text:p text:style-name="P3">Um profeta, um agitador qualquer</text:p>
      <text:p text:style-name="P3">Teu Espírito me revela quem Tu és</text:p>
      <text:p text:style-name="P3">Ungido de Deus</text:p>
      <text:p text:style-name="P3"/>
      <text:p text:style-name="P3">Tu és o Cristo, filho do Deus vivo</text:p>
      <text:p text:style-name="P3">Sobre esta rocha Tua igreja está</text:p>
      <text:p text:style-name="P3">Tu és o Cristo, filho do Deus vivo</text:p>
      <text:p text:style-name="P3">Rocha inabalável, outro igual não há</text:p>
      <text:p text:style-name="P1"><text:span text:style-name="T2">Filho do Deus Vivo</text:span><text:tab/><text:span text:style-name="T1">Nívea Soares<text:tab/></text:span><text:span text:style-name="T2">[ <text:s text:c="2"/>]</text:span></text:p>
      <text:p text:style-name="P3">Verbo vivo viveu entre nós</text:p>
      <text:p text:style-name="P3">Filho do homem, filho de Deus</text:p>
      <text:p text:style-name="P3">Curando os enfermos, livrando os cativos</text:p>
      <text:p text:style-name="P3">Era chegado o reino de Deus</text:p>
      <text:p text:style-name="P3"/>
      <text:p text:style-name="P3">Foi humilhado, crucificado</text:p>
      <text:p text:style-name="P3">Tão rejeitado pelos seus</text:p>
      <text:p text:style-name="P3">Ressuscitado, glorificado</text:p>
      <text:p text:style-name="P3">O inferno e a morte venceu</text:p>
      <text:p text:style-name="P3"/>
      <text:p text:style-name="P3">E agora quem dizem que Tu és</text:p>
      <text:p text:style-name="P3">Um profeta, um agitador qualquer</text:p>
      <text:p text:style-name="P3">Teu Espírito me revela quem Tu és</text:p>
      <text:p text:style-name="P3">Ungido de Deus</text:p>
      <text:p text:style-name="P3"/>
      <text:p text:style-name="P3">Tu és o Cristo, filho do Deus vivo</text:p>
      <text:p text:style-name="P3">Sobre esta rocha Tua igreja está</text:p>
      <text:p text:style-name="P3">Tu és o Cristo, filho do Deus vivo</text:p>
      <text:p text:style-name="P3">Rocha inabalável, outro igual não h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5:06:15.658708670</dc:date>
    <meta:editing-cycles>11</meta:editing-cycles>
    <meta:editing-duration>PT18M44S</meta:editing-duration>
    <meta:generator>LibreOffice/5.2.4.2.1$Linux_X86_64 LibreOffice_project/20m0$Build-2</meta:generator>
    <meta:document-statistic meta:table-count="0" meta:image-count="0" meta:object-count="0" meta:page-count="1" meta:paragraph-count="34" meta:word-count="192" meta:character-count="1006" meta:non-whitespace-character-count="844"/>
  </office:meta>
</office:document-meta>
</file>